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 style:parent-style-name="standard">
      <style:graphic-properties svg:stroke-width="0.081cm" svg:stroke-color="#000000" draw:marker-start-width="0.321cm" draw:marker-end-width="0.321cm" draw:fill="none" draw:fill-color="#ffffff" loext:fill-use-slide-background="false" draw:textarea-horizontal-align="justify" draw:textarea-vertical-align="middle" draw:auto-grow-height="false" fo:min-height="2.844cm" fo:min-width="3.547cm" fo:padding-top="0.165cm" fo:padding-bottom="0.165cm" fo:padding-left="0.29cm" fo:padding-right="0.2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38cm" fo:min-width="0cm"/>
      <style:paragraph-properties style:writing-mode="lr-tb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="none" draw:fill-color="#ffffff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7.572cm" svg:height="0.962cm" svg:x="7.106cm" svg:y="2.905cm">
          <draw:text-box>
            <text:p text:style-name="P1"><text:span text:style-name="T1">SCULL character </text:span><text:span text:style-name="T1">driver</text:span></text:p>
          </draw:text-box>
        </draw:frame>
        <draw:custom-shape draw:style-name="gr2" draw:text-style-name="P4" draw:layer="layout" svg:width="4.127cm" svg:height="3.174cm" svg:x="4.175cm" svg:y="17.51cm">
          <text:p text:style-name="P3">struct cdev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draw:layer="layout" svg:width="2.223cm" svg:height="1.673cm" svg:x="3.222cm" svg:y="21.637cm">
          <draw:text-box>
            <text:p>fops*</text:p>
          </draw:text-box>
        </draw:frame>
        <draw:frame draw:style-name="gr4" draw:text-style-name="P5" draw:layer="layout" svg:width="4.763cm" svg:height="1.673cm" svg:x="6.397cm" svg:y="21.552cm">
          <draw:text-box>
            <text:p>Device number (dev_t)</text:p>
          </draw:text-box>
        </draw:frame>
        <draw:frame draw:style-name="gr5" draw:text-style-name="P5" draw:layer="layout" svg:width="2.858cm" svg:height="1.673cm" svg:x="2.904cm" svg:y="23.139cm">
          <draw:text-box>
            <text:p>Module owner</text:p>
          </draw:text-box>
        </draw:frame>
        <draw:custom-shape draw:style-name="gr2" draw:text-style-name="P4" draw:layer="layout" svg:width="4.127cm" svg:height="3.174cm" svg:x="8.62cm" svg:y="5.446cm">
          <text:p text:style-name="P3">struct scull_dev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4T22:43:36.689350152</meta:creation-date>
    <dc:date>2022-11-24T22:55:10.010712325</dc:date>
    <meta:editing-duration>PT11M33S</meta:editing-duration>
    <meta:editing-cycles>3</meta:editing-cycles>
    <meta:generator>LibreOffice/7.4.1.2$Linux_X86_64 LibreOffice_project/40$Build-2</meta:generator>
    <meta:document-statistic meta:object-count="6"/>
  </office:meta>
</office:document-meta>
</file>